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getProxyClass( java . lang . ClassLoader var0 , java . lang . Class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xy.isProxyClass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xy.newProxyInstance( java . lang . ClassLoader var0 , java . lang . Class [ ] var1 , java . lang . reflect . InvocationHandle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xy.Proxy( java . lang . reflect . InvocationHandl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xy.getInvocationHandler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